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9.26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3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5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91853" calcext:value-type="float">
            <text:p><text:s text:c="3"/>91,853</text:p>
          </table:table-cell>
          <table:table-cell table:style-name="ce35" office:value-type="float" office:value="2696" calcext:value-type="float">
            <text:p><text:s text:c="3"/>2,696</text:p>
          </table:table-cell>
          <table:table-cell table:style-name="ce35" office:value-type="float" office:value="9312" calcext:value-type="float">
            <text:p><text:s text:c="3"/>9,312</text:p>
          </table:table-cell>
          <table:table-cell table:style-name="ce35" office:value-type="float" office:value="7613" calcext:value-type="float">
            <text:p><text:s text:c="3"/>7,613</text:p>
          </table:table-cell>
          <table:table-cell table:style-name="ce35" office:value-type="float" office:value="2990" calcext:value-type="float">
            <text:p><text:s text:c="3"/>2,990</text:p>
          </table:table-cell>
          <table:table-cell table:style-name="ce35" office:value-type="float" office:value="3517" calcext:value-type="float">
            <text:p><text:s text:c="3"/>3,517</text:p>
          </table:table-cell>
          <table:table-cell table:style-name="ce35" office:value-type="float" office:value="2043" calcext:value-type="float">
            <text:p><text:s text:c="3"/>2,043</text:p>
          </table:table-cell>
          <table:table-cell table:style-name="ce35" office:value-type="float" office:value="3165" calcext:value-type="float">
            <text:p><text:s text:c="3"/>3,165</text:p>
          </table:table-cell>
          <table:table-cell table:style-name="ce35" office:value-type="float" office:value="10579" calcext:value-type="float">
            <text:p><text:s text:c="3"/>10,579</text:p>
          </table:table-cell>
          <table:table-cell table:style-name="ce35" office:value-type="float" office:value="434" calcext:value-type="float">
            <text:p><text:s text:c="3"/>434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4601" calcext:value-type="float">
            <text:p><text:s text:c="3"/>4,601</text:p>
          </table:table-cell>
          <table:table-cell table:style-name="ce35" office:value-type="float" office:value="43399" calcext:value-type="float">
            <text:p><text:s text:c="3"/>43,399</text:p>
          </table:table-cell>
          <table:table-cell table:style-name="ce35" office:value-type="float" office:value="1488" calcext:value-type="float">
            <text:p><text:s text:c="3"/>1,48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91164" calcext:value-type="float">
            <text:p><text:s text:c="3"/>91,164</text:p>
          </table:table-cell>
          <table:table-cell table:style-name="ce35" office:value-type="float" office:value="3468" calcext:value-type="float">
            <text:p><text:s text:c="3"/>3,468</text:p>
          </table:table-cell>
          <table:table-cell table:style-name="ce35" office:value-type="float" office:value="9004" calcext:value-type="float">
            <text:p><text:s text:c="3"/>9,004</text:p>
          </table:table-cell>
          <table:table-cell table:style-name="ce35" office:value-type="float" office:value="6435" calcext:value-type="float">
            <text:p><text:s text:c="3"/>6,435</text:p>
          </table:table-cell>
          <table:table-cell table:style-name="ce35" office:value-type="float" office:value="6400" calcext:value-type="float">
            <text:p><text:s text:c="3"/>6,400</text:p>
          </table:table-cell>
          <table:table-cell table:style-name="ce35" office:value-type="float" office:value="4509" calcext:value-type="float">
            <text:p><text:s text:c="3"/>4,509</text:p>
          </table:table-cell>
          <table:table-cell table:style-name="ce35" office:value-type="float" office:value="1933" calcext:value-type="float">
            <text:p><text:s text:c="3"/>1,933</text:p>
          </table:table-cell>
          <table:table-cell table:style-name="ce35" office:value-type="float" office:value="2966" calcext:value-type="float">
            <text:p><text:s text:c="3"/>2,966</text:p>
          </table:table-cell>
          <table:table-cell table:style-name="ce35" office:value-type="float" office:value="7821" calcext:value-type="float">
            <text:p><text:s text:c="3"/>7,821</text:p>
          </table:table-cell>
          <table:table-cell table:style-name="ce35" office:value-type="float" office:value="585" calcext:value-type="float">
            <text:p><text:s text:c="3"/>585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601" calcext:value-type="float">
            <text:p><text:s text:c="3"/>4,601</text:p>
          </table:table-cell>
          <table:table-cell table:style-name="ce35" office:value-type="float" office:value="43399" calcext:value-type="float">
            <text:p><text:s text:c="3"/>43,399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0901" calcext:value-type="float">
            <text:p><text:s text:c="3"/>40,901</text:p>
          </table:table-cell>
          <table:table-cell table:style-name="ce35" office:value-type="float" office:value="1240" calcext:value-type="float">
            <text:p><text:s text:c="3"/>1,240</text:p>
          </table:table-cell>
          <table:table-cell table:style-name="ce35" office:value-type="float" office:value="4287" calcext:value-type="float">
            <text:p><text:s text:c="3"/>4,287</text:p>
          </table:table-cell>
          <table:table-cell table:style-name="ce35" office:value-type="float" office:value="3605" calcext:value-type="float">
            <text:p><text:s text:c="3"/>3,605</text:p>
          </table:table-cell>
          <table:table-cell table:style-name="ce35" office:value-type="float" office:value="1327" calcext:value-type="float">
            <text:p><text:s text:c="3"/>1,327</text:p>
          </table:table-cell>
          <table:table-cell table:style-name="ce35" office:value-type="float" office:value="1541" calcext:value-type="float">
            <text:p><text:s text:c="3"/>1,541</text:p>
          </table:table-cell>
          <table:table-cell table:style-name="ce35" office:value-type="float" office:value="923" calcext:value-type="float">
            <text:p><text:s text:c="3"/>923</text:p>
          </table:table-cell>
          <table:table-cell table:style-name="ce35" office:value-type="float" office:value="1435" calcext:value-type="float">
            <text:p><text:s text:c="3"/>1,435</text:p>
          </table:table-cell>
          <table:table-cell table:style-name="ce35" office:value-type="float" office:value="4787" calcext:value-type="float">
            <text:p><text:s text:c="3"/>4,787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2051" calcext:value-type="float">
            <text:p><text:s text:c="3"/>2,051</text:p>
          </table:table-cell>
          <table:table-cell table:style-name="ce35" office:value-type="float" office:value="19096" calcext:value-type="float">
            <text:p><text:s text:c="3"/>19,09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0912" calcext:value-type="float">
            <text:p><text:s text:c="3"/>40,912</text:p>
          </table:table-cell>
          <table:table-cell table:style-name="ce35" office:value-type="float" office:value="1607" calcext:value-type="float">
            <text:p><text:s text:c="3"/>1,607</text:p>
          </table:table-cell>
          <table:table-cell table:style-name="ce35" office:value-type="float" office:value="4110" calcext:value-type="float">
            <text:p><text:s text:c="3"/>4,110</text:p>
          </table:table-cell>
          <table:table-cell table:style-name="ce35" office:value-type="float" office:value="2871" calcext:value-type="float">
            <text:p><text:s text:c="3"/>2,871</text:p>
          </table:table-cell>
          <table:table-cell table:style-name="ce35" office:value-type="float" office:value="2931" calcext:value-type="float">
            <text:p><text:s text:c="3"/>2,931</text:p>
          </table:table-cell>
          <table:table-cell table:style-name="ce35" office:value-type="float" office:value="2023" calcext:value-type="float">
            <text:p><text:s text:c="3"/>2,023</text:p>
          </table:table-cell>
          <table:table-cell table:style-name="ce35" office:value-type="float" office:value="843" calcext:value-type="float">
            <text:p><text:s text:c="3"/>843</text:p>
          </table:table-cell>
          <table:table-cell table:style-name="ce35" office:value-type="float" office:value="1383" calcext:value-type="float">
            <text:p><text:s text:c="3"/>1,383</text:p>
          </table:table-cell>
          <table:table-cell table:style-name="ce35" office:value-type="float" office:value="3667" calcext:value-type="float">
            <text:p><text:s text:c="3"/>3,667</text:p>
          </table:table-cell>
          <table:table-cell table:style-name="ce35" office:value-type="float" office:value="309" calcext:value-type="float">
            <text:p><text:s text:c="3"/>30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2051" calcext:value-type="float">
            <text:p><text:s text:c="3"/>2,051</text:p>
          </table:table-cell>
          <table:table-cell table:style-name="ce35" office:value-type="float" office:value="19096" calcext:value-type="float">
            <text:p><text:s text:c="3"/>19,096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8" office:value-type="float" office:value="-11" calcext:value-type="float">
            <text:p>－1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50952" calcext:value-type="float">
            <text:p><text:s text:c="3"/>50,952</text:p>
          </table:table-cell>
          <table:table-cell table:style-name="ce35" office:value-type="float" office:value="1456" calcext:value-type="float">
            <text:p><text:s text:c="3"/>1,456</text:p>
          </table:table-cell>
          <table:table-cell table:style-name="ce35" office:value-type="float" office:value="5025" calcext:value-type="float">
            <text:p><text:s text:c="3"/>5,025</text:p>
          </table:table-cell>
          <table:table-cell table:style-name="ce35" office:value-type="float" office:value="4008" calcext:value-type="float">
            <text:p><text:s text:c="3"/>4,008</text:p>
          </table:table-cell>
          <table:table-cell table:style-name="ce35" office:value-type="float" office:value="1663" calcext:value-type="float">
            <text:p><text:s text:c="3"/>1,663</text:p>
          </table:table-cell>
          <table:table-cell table:style-name="ce35" office:value-type="float" office:value="1976" calcext:value-type="float">
            <text:p><text:s text:c="3"/>1,976</text:p>
          </table:table-cell>
          <table:table-cell table:style-name="ce35" office:value-type="float" office:value="1120" calcext:value-type="float">
            <text:p><text:s text:c="3"/>1,120</text:p>
          </table:table-cell>
          <table:table-cell table:style-name="ce35" office:value-type="float" office:value="1730" calcext:value-type="float">
            <text:p><text:s text:c="3"/>1,730</text:p>
          </table:table-cell>
          <table:table-cell table:style-name="ce35" office:value-type="float" office:value="5792" calcext:value-type="float">
            <text:p><text:s text:c="3"/>5,792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550" calcext:value-type="float">
            <text:p><text:s text:c="3"/>2,550</text:p>
          </table:table-cell>
          <table:table-cell table:style-name="ce35" office:value-type="float" office:value="24303" calcext:value-type="float">
            <text:p><text:s text:c="3"/>24,303</text:p>
          </table:table-cell>
          <table:table-cell table:style-name="ce35" office:value-type="float" office:value="1117" calcext:value-type="float">
            <text:p><text:s text:c="3"/>1,11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0252" calcext:value-type="float">
            <text:p><text:s text:c="3"/>50,252</text:p>
          </table:table-cell>
          <table:table-cell table:style-name="ce35" office:value-type="float" office:value="1861" calcext:value-type="float">
            <text:p><text:s text:c="3"/>1,861</text:p>
          </table:table-cell>
          <table:table-cell table:style-name="ce35" office:value-type="float" office:value="4894" calcext:value-type="float">
            <text:p><text:s text:c="3"/>4,894</text:p>
          </table:table-cell>
          <table:table-cell table:style-name="ce35" office:value-type="float" office:value="3564" calcext:value-type="float">
            <text:p><text:s text:c="3"/>3,564</text:p>
          </table:table-cell>
          <table:table-cell table:style-name="ce35" office:value-type="float" office:value="3469" calcext:value-type="float">
            <text:p><text:s text:c="3"/>3,469</text:p>
          </table:table-cell>
          <table:table-cell table:style-name="ce35" office:value-type="float" office:value="2486" calcext:value-type="float">
            <text:p><text:s text:c="3"/>2,486</text:p>
          </table:table-cell>
          <table:table-cell table:style-name="ce35" office:value-type="float" office:value="1090" calcext:value-type="float">
            <text:p><text:s text:c="3"/>1,090</text:p>
          </table:table-cell>
          <table:table-cell table:style-name="ce35" office:value-type="float" office:value="1583" calcext:value-type="float">
            <text:p><text:s text:c="3"/>1,583</text:p>
          </table:table-cell>
          <table:table-cell table:style-name="ce35" office:value-type="float" office:value="4154" calcext:value-type="float">
            <text:p><text:s text:c="3"/>4,154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550" calcext:value-type="float">
            <text:p><text:s text:c="3"/>2,550</text:p>
          </table:table-cell>
          <table:table-cell table:style-name="ce35" office:value-type="float" office:value="24303" calcext:value-type="float">
            <text:p><text:s text:c="3"/>24,30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6468" calcext:value-type="float">
            <text:p>16,468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733" calcext:value-type="float">
            <text:p>4,733</text:p>
          </table:table-cell>
          <table:table-cell table:style-name="ce36" office:value-type="float" office:value="950" calcext:value-type="float">
            <text:p>950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2146" calcext:value-type="float">
            <text:p>2,146</text:p>
          </table:table-cell>
          <table:table-cell table:style-name="ce36" office:value-type="float" office:value="152" calcext:value-type="float">
            <text:p>15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475" calcext:value-type="float">
            <text:p>6,47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6503" calcext:value-type="float">
            <text:p>16,503</text:p>
          </table:table-cell>
          <table:table-cell table:style-name="ce36" office:value-type="float" office:value="705" calcext:value-type="float">
            <text:p>70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776" calcext:value-type="float">
            <text:p>3,776</text:p>
          </table:table-cell>
          <table:table-cell table:style-name="ce36" office:value-type="float" office:value="2315" calcext:value-type="float">
            <text:p>2,315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1986" calcext:value-type="float">
            <text:p>1,986</text:p>
          </table:table-cell>
          <table:table-cell table:style-name="ce36" office:value-type="float" office:value="178" calcext:value-type="float">
            <text:p>17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475" calcext:value-type="float">
            <text:p>6,47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60" office:value-type="float" office:value="-35" calcext:value-type="float">
            <text:p><text:s/>－3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297" calcext:value-type="float">
            <text:p>7,29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99" calcext:value-type="float">
            <text:p>2,79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430" calcext:value-type="float">
            <text:p>7,430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94" calcext:value-type="float">
            <text:p>1,694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99" calcext:value-type="float">
            <text:p>2,7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61" office:value-type="float" office:value="-133" calcext:value-type="float">
            <text:p><text:s/>－13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9171" calcext:value-type="float">
            <text:p>9,171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84" calcext:value-type="float">
            <text:p>2,484</text:p>
          </table:table-cell>
          <table:table-cell table:style-name="ce38" office:value-type="float" office:value="546" calcext:value-type="float">
            <text:p>546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197" calcext:value-type="float">
            <text:p>1,197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76" calcext:value-type="float">
            <text:p>3,676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9073" calcext:value-type="float">
            <text:p>9,073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011" calcext:value-type="float">
            <text:p>1,011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76" calcext:value-type="float">
            <text:p>3,67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98" calcext:value-type="float">
            <text:p>9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526" calcext:value-type="float">
            <text:p>12,526</text:p>
          </table:table-cell>
          <table:table-cell table:style-name="ce36" office:value-type="float" office:value="910" calcext:value-type="float">
            <text:p>910</text:p>
          </table:table-cell>
          <table:table-cell table:style-name="ce36" office:value-type="float" office:value="3776" calcext:value-type="float">
            <text:p>3,77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1311" calcext:value-type="float">
            <text:p>1,311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919" calcext:value-type="float">
            <text:p>4,919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515" calcext:value-type="float">
            <text:p>13,515</text:p>
          </table:table-cell>
          <table:table-cell table:style-name="ce36" office:value-type="float" office:value="976" calcext:value-type="float">
            <text:p>976</text:p>
          </table:table-cell>
          <table:table-cell table:style-name="ce36" office:value-type="float" office:value="4733" calcext:value-type="float">
            <text:p>4,73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68" calcext:value-type="float">
            <text:p>868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104" calcext:value-type="float">
            <text:p>1,104</text:p>
          </table:table-cell>
          <table:table-cell table:style-name="ce36" office:value-type="float" office:value="74" calcext:value-type="float">
            <text:p>7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919" calcext:value-type="float">
            <text:p>4,91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-989" calcext:value-type="float">
            <text:p><text:s/>－989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634" calcext:value-type="float">
            <text:p>5,634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1694" calcext:value-type="float">
            <text:p>1,69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48" calcext:value-type="float">
            <text:p>2,248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309" calcext:value-type="float">
            <text:p>6,309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248" calcext:value-type="float">
            <text:p>2,2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675" calcext:value-type="float">
            <text:p><text:s/>－67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892" calcext:value-type="float">
            <text:p>6,892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724" calcext:value-type="float">
            <text:p>724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1" calcext:value-type="float">
            <text:p>2,671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206" calcext:value-type="float">
            <text:p>7,206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2484" calcext:value-type="float">
            <text:p>2,4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72" calcext:value-type="float">
            <text:p>572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71" calcext:value-type="float">
            <text:p>2,67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-314" calcext:value-type="float">
            <text:p><text:s/>－314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020" calcext:value-type="float">
            <text:p>11,02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315" calcext:value-type="float">
            <text:p>2,315</text:p>
          </table:table-cell>
          <table:table-cell table:style-name="ce36" office:value-type="float" office:value="868" calcext:value-type="float">
            <text:p>86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185" calcext:value-type="float">
            <text:p>2,185</text:p>
          </table:table-cell>
          <table:table-cell table:style-name="ce36" office:value-type="float" office:value="82" calcext:value-type="float">
            <text:p>8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255" calcext:value-type="float">
            <text:p>4,255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61" calcext:value-type="float">
            <text:p>7,561</text:p>
          </table:table-cell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950" calcext:value-type="float">
            <text:p>950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025" calcext:value-type="float">
            <text:p>1,025</text:p>
          </table:table-cell>
          <table:table-cell table:style-name="ce36" office:value-type="float" office:value="98" calcext:value-type="float">
            <text:p>9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255" calcext:value-type="float">
            <text:p>4,25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3459" calcext:value-type="float">
            <text:p>3,459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912" calcext:value-type="float">
            <text:p>4,912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040" calcext:value-type="float">
            <text:p>1,040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60" calcext:value-type="float">
            <text:p>1,86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60" calcext:value-type="float">
            <text:p>1,86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1568" calcext:value-type="float">
            <text:p>1,56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108" calcext:value-type="float">
            <text:p>6,108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145" calcext:value-type="float">
            <text:p>1,145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95" calcext:value-type="float">
            <text:p>2,39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17" calcext:value-type="float">
            <text:p>4,217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546" calcext:value-type="float">
            <text:p>546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551" calcext:value-type="float">
            <text:p>551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395" calcext:value-type="float">
            <text:p>2,39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1891" calcext:value-type="float">
            <text:p>1,89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674" calcext:value-type="float">
            <text:p>11,674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2709" calcext:value-type="float">
            <text:p>2,709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757" calcext:value-type="float">
            <text:p>6,757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558" calcext:value-type="float">
            <text:p>10,558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402" calcext:value-type="float">
            <text:p>40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1845" calcext:value-type="float">
            <text:p>1,845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757" calcext:value-type="float">
            <text:p>6,75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1116" calcext:value-type="float">
            <text:p>1,11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113" calcext:value-type="float">
            <text:p>5,11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211" calcext:value-type="float">
            <text:p>1,21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935" calcext:value-type="float">
            <text:p>2,93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18" calcext:value-type="float">
            <text:p>4,618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935" calcext:value-type="float">
            <text:p>2,9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495" calcext:value-type="float">
            <text:p>49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561" calcext:value-type="float">
            <text:p>6,56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498" calcext:value-type="float">
            <text:p>1,498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40" calcext:value-type="float">
            <text:p>5,94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22" calcext:value-type="float">
            <text:p>3,82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621" calcext:value-type="float">
            <text:p>62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759" calcext:value-type="float">
            <text:p>5,759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727" calcext:value-type="float">
            <text:p>727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41" calcext:value-type="float">
            <text:p>3,641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905" calcext:value-type="float">
            <text:p>5,905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41" calcext:value-type="float">
            <text:p>3,64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-146" calcext:value-type="float">
            <text:p><text:s/>－14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501" calcext:value-type="float">
            <text:p>2,50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98" calcext:value-type="float">
            <text:p>1,59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10" calcext:value-type="float">
            <text:p>2,61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98" calcext:value-type="float">
            <text:p>1,59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109" calcext:value-type="float">
            <text:p><text:s/>－10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258" calcext:value-type="float">
            <text:p>3,258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43" calcext:value-type="float">
            <text:p>2,043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95" calcext:value-type="float">
            <text:p>3,295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43" calcext:value-type="float">
            <text:p>2,04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0300" calcext:value-type="float">
            <text:p>10,30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06" calcext:value-type="float">
            <text:p>1,406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992" calcext:value-type="float">
            <text:p>6,992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511" calcext:value-type="float">
            <text:p>10,511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41" calcext:value-type="float">
            <text:p>1,241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992" calcext:value-type="float">
            <text:p>6,9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211" calcext:value-type="float">
            <text:p><text:s/>－211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650" calcext:value-type="float">
            <text:p>4,65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136" calcext:value-type="float">
            <text:p>3,13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724" calcext:value-type="float">
            <text:p>4,724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136" calcext:value-type="float">
            <text:p>3,13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74" calcext:value-type="float">
            <text:p><text:s/>－7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650" calcext:value-type="float">
            <text:p>5,650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6" calcext:value-type="float">
            <text:p>3,85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87" calcext:value-type="float">
            <text:p>5,787</text:p>
          </table:table-cell>
          <table:table-cell table:number-columns-repeated="2" table:style-name="ce38" office:value-type="float" office:value="195" calcext:value-type="float">
            <text:p>195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6" calcext:value-type="float">
            <text:p>656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6" calcext:value-type="float">
            <text:p>3,85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-137" calcext:value-type="float">
            <text:p><text:s/>－137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3262" calcext:value-type="float">
            <text:p><text:s text:c="3"/>23,262</text:p>
          </table:table-cell>
          <table:table-cell table:style-name="ce39" office:value-type="float" office:value="371" calcext:value-type="float">
            <text:p><text:s text:c="3"/>371</text:p>
          </table:table-cell>
          <table:table-cell table:style-name="ce39" office:value-type="float" office:value="1986" calcext:value-type="float">
            <text:p><text:s text:c="3"/>1,986</text:p>
          </table:table-cell>
          <table:table-cell table:style-name="ce39" office:value-type="float" office:value="1104" calcext:value-type="float">
            <text:p><text:s text:c="3"/>1,104</text:p>
          </table:table-cell>
          <table:table-cell table:style-name="ce39" office:value-type="float" office:value="1025" calcext:value-type="float">
            <text:p><text:s text:c="3"/>1,025</text:p>
          </table:table-cell>
          <table:table-cell table:style-name="ce39" office:value-type="float" office:value="1845" calcext:value-type="float">
            <text:p><text:s text:c="3"/>1,845</text:p>
          </table:table-cell>
          <table:table-cell table:style-name="ce39" office:value-type="float" office:value="549" calcext:value-type="float">
            <text:p><text:s text:c="3"/>549</text:p>
          </table:table-cell>
          <table:table-cell table:style-name="ce39" office:value-type="float" office:value="1241" calcext:value-type="float">
            <text:p><text:s text:c="3"/>1,24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4600" calcext:value-type="float">
            <text:p><text:s text:c="3"/>4,600</text:p>
          </table:table-cell>
          <table:table-cell table:style-name="ce39" office:value-type="float" office:value="10118" calcext:value-type="float">
            <text:p><text:s text:c="3"/>10,118</text:p>
          </table:table-cell>
          <table:table-cell table:style-name="ce39" office:value-type="float" office:value="346" calcext:value-type="float">
            <text:p><text:s text:c="3"/>3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5923" calcext:value-type="float">
            <text:p><text:s text:c="3"/>25,923</text:p>
          </table:table-cell>
          <table:table-cell table:style-name="ce39" office:value-type="float" office:value="621" calcext:value-type="float">
            <text:p><text:s text:c="3"/>621</text:p>
          </table:table-cell>
          <table:table-cell table:style-name="ce39" office:value-type="float" office:value="2146" calcext:value-type="float">
            <text:p><text:s text:c="3"/>2,146</text:p>
          </table:table-cell>
          <table:table-cell table:style-name="ce39" office:value-type="float" office:value="1311" calcext:value-type="float">
            <text:p><text:s text:c="3"/>1,311</text:p>
          </table:table-cell>
          <table:table-cell table:style-name="ce39" office:value-type="float" office:value="2185" calcext:value-type="float">
            <text:p><text:s text:c="3"/>2,185</text:p>
          </table:table-cell>
          <table:table-cell table:style-name="ce39" office:value-type="float" office:value="2709" calcext:value-type="float">
            <text:p><text:s text:c="3"/>2,709</text:p>
          </table:table-cell>
          <table:table-cell table:style-name="ce39" office:value-type="float" office:value="727" calcext:value-type="float">
            <text:p><text:s text:c="3"/>727</text:p>
          </table:table-cell>
          <table:table-cell table:style-name="ce39" office:value-type="float" office:value="1406" calcext:value-type="float">
            <text:p><text:s text:c="3"/>1,40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600" calcext:value-type="float">
            <text:p><text:s text:c="3"/>4,600</text:p>
          </table:table-cell>
          <table:table-cell table:style-name="ce39" office:value-type="float" office:value="10118" calcext:value-type="float">
            <text:p><text:s text:c="3"/>10,1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2" office:value-type="float" office:value="-2661" calcext:value-type="float">
            <text:p><text:s/>－2,661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348" calcext:value-type="float">
            <text:p><text:s text:c="3"/>10,348</text:p>
          </table:table-cell>
          <table:table-cell table:style-name="ce40" office:value-type="float" office:value="193" calcext:value-type="float">
            <text:p><text:s text:c="3"/>193</text:p>
          </table:table-cell>
          <table:table-cell table:style-name="ce40" office:value-type="float" office:value="975" calcext:value-type="float">
            <text:p><text:s text:c="3"/>975</text:p>
          </table:table-cell>
          <table:table-cell table:style-name="ce40" office:value-type="float" office:value="532" calcext:value-type="float">
            <text:p><text:s text:c="3"/>532</text:p>
          </table:table-cell>
          <table:table-cell table:style-name="ce40" office:value-type="float" office:value="474" calcext:value-type="float">
            <text:p><text:s text:c="3"/>474</text:p>
          </table:table-cell>
          <table:table-cell table:style-name="ce40" office:value-type="float" office:value="826" calcext:value-type="float">
            <text:p><text:s text:c="3"/>826</text:p>
          </table:table-cell>
          <table:table-cell table:style-name="ce40" office:value-type="float" office:value="236" calcext:value-type="float">
            <text:p><text:s text:c="3"/>236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2050" calcext:value-type="float">
            <text:p><text:s text:c="3"/>2,050</text:p>
          </table:table-cell>
          <table:table-cell table:style-name="ce40" office:value-type="float" office:value="4388" calcext:value-type="float">
            <text:p><text:s text:c="3"/>4,388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1505" calcext:value-type="float">
            <text:p><text:s text:c="3"/>11,505</text:p>
          </table:table-cell>
          <table:table-cell table:style-name="ce40" office:value-type="float" office:value="279" calcext:value-type="float">
            <text:p><text:s text:c="3"/>279</text:p>
          </table:table-cell>
          <table:table-cell table:style-name="ce40" office:value-type="float" office:value="949" calcext:value-type="float">
            <text:p><text:s text:c="3"/>949</text:p>
          </table:table-cell>
          <table:table-cell table:style-name="ce40" office:value-type="float" office:value="587" calcext:value-type="float">
            <text:p><text:s text:c="3"/>587</text:p>
          </table:table-cell>
          <table:table-cell table:style-name="ce40" office:value-type="float" office:value="1040" calcext:value-type="float">
            <text:p><text:s text:c="3"/>1,040</text:p>
          </table:table-cell>
          <table:table-cell table:style-name="ce40" office:value-type="float" office:value="1211" calcext:value-type="float">
            <text:p><text:s text:c="3"/>1,211</text:p>
          </table:table-cell>
          <table:table-cell table:style-name="ce40" office:value-type="float" office:value="304" calcext:value-type="float">
            <text:p><text:s text:c="3"/>304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2050" calcext:value-type="float">
            <text:p><text:s text:c="3"/>2,050</text:p>
          </table:table-cell>
          <table:table-cell table:style-name="ce40" office:value-type="float" office:value="4388" calcext:value-type="float">
            <text:p><text:s text:c="3"/>4,38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3" office:value-type="float" office:value="-1157" calcext:value-type="float">
            <text:p><text:s/>－1,15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2914" calcext:value-type="float">
            <text:p><text:s text:c="3"/>12,914</text:p>
          </table:table-cell>
          <table:table-cell table:style-name="ce41" office:value-type="float" office:value="178" calcext:value-type="float">
            <text:p><text:s text:c="3"/>178</text:p>
          </table:table-cell>
          <table:table-cell table:style-name="ce41" office:value-type="float" office:value="1011" calcext:value-type="float">
            <text:p><text:s text:c="3"/>1,011</text:p>
          </table:table-cell>
          <table:table-cell table:style-name="ce41" office:value-type="float" office:value="572" calcext:value-type="float">
            <text:p><text:s text:c="3"/>572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1019" calcext:value-type="float">
            <text:p><text:s text:c="3"/>1,019</text:p>
          </table:table-cell>
          <table:table-cell table:style-name="ce41" office:value-type="float" office:value="313" calcext:value-type="float">
            <text:p><text:s text:c="3"/>313</text:p>
          </table:table-cell>
          <table:table-cell table:style-name="ce41" office:value-type="float" office:value="656" calcext:value-type="float">
            <text:p><text:s text:c="3"/>656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550" calcext:value-type="float">
            <text:p><text:s text:c="3"/>2,550</text:p>
          </table:table-cell>
          <table:table-cell table:style-name="ce41" office:value-type="float" office:value="5730" calcext:value-type="float">
            <text:p><text:s text:c="3"/>5,730</text:p>
          </table:table-cell>
          <table:table-cell table:style-name="ce41" office:value-type="float" office:value="298" calcext:value-type="float">
            <text:p><text:s text:c="3"/>29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14418" calcext:value-type="float">
            <text:p><text:s text:c="3"/>14,418</text:p>
          </table:table-cell>
          <table:table-cell table:style-name="ce41" office:value-type="float" office:value="342" calcext:value-type="float">
            <text:p><text:s text:c="3"/>342</text:p>
          </table:table-cell>
          <table:table-cell table:style-name="ce41" office:value-type="float" office:value="1197" calcext:value-type="float">
            <text:p><text:s text:c="3"/>1,197</text:p>
          </table:table-cell>
          <table:table-cell table:style-name="ce41" office:value-type="float" office:value="724" calcext:value-type="float">
            <text:p><text:s text:c="3"/>724</text:p>
          </table:table-cell>
          <table:table-cell table:style-name="ce41" office:value-type="float" office:value="1145" calcext:value-type="float">
            <text:p><text:s text:c="3"/>1,145</text:p>
          </table:table-cell>
          <table:table-cell table:style-name="ce41" office:value-type="float" office:value="1498" calcext:value-type="float">
            <text:p><text:s text:c="3"/>1,498</text:p>
          </table:table-cell>
          <table:table-cell table:style-name="ce41" office:value-type="float" office:value="423" calcext:value-type="float">
            <text:p><text:s text:c="3"/>423</text:p>
          </table:table-cell>
          <table:table-cell table:style-name="ce41" office:value-type="float" office:value="765" calcext:value-type="float">
            <text:p><text:s text:c="3"/>76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550" calcext:value-type="float">
            <text:p><text:s text:c="3"/>2,550</text:p>
          </table:table-cell>
          <table:table-cell table:style-name="ce41" office:value-type="float" office:value="5730" calcext:value-type="float">
            <text:p><text:s text:c="3"/>5,730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63" office:value-type="float" office:value="-1504" calcext:value-type="float">
            <text:p><text:s/>－1,50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72" calcext:value-type="float">
            <text:p>1,87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43" calcext:value-type="float">
            <text:p>1,8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29" calcext:value-type="float">
            <text:p>2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34" calcext:value-type="float">
            <text:p>4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8" calcext:value-type="float">
            <text:p>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45" calcext:value-type="float">
            <text:p>1,04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4" calcext:value-type="float">
            <text:p>1,02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4" calcext:value-type="float">
            <text:p>2,15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778" calcext:value-type="float">
            <text:p>7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90" calcext:value-type="float">
            <text:p>390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216" calcext:value-type="float">
            <text:p>1,2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4" calcext:value-type="float">
            <text:p>96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359" calcext:value-type="float">
            <text:p>3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52" calcext:value-type="float">
            <text:p>25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28" calcext:value-type="float">
            <text:p>1,32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3" calcext:value-type="float">
            <text:p>473</text:p>
          </table:table-cell>
          <table:table-cell table:style-name="ce44" office:value-type="float" office:value="419" calcext:value-type="float">
            <text:p>419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90" calcext:value-type="float">
            <text:p>1,1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419" calcext:value-type="float">
            <text:p>4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38" calcext:value-type="float">
            <text:p>13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24" calcext:value-type="float">
            <text:p>1,4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57" calcext:value-type="float">
            <text:p>1,85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570" calcext:value-type="float">
            <text:p>5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33" calcext:value-type="float">
            <text:p><text:s/>－43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250" calcext:value-type="float">
            <text:p>2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77" calcext:value-type="float">
            <text:p><text:s/>－17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4" calcext:value-type="float">
            <text:p>80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60" calcext:value-type="float">
            <text:p>1,0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320" calcext:value-type="float">
            <text:p>32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56" calcext:value-type="float">
            <text:p><text:s/>－25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572" calcext:value-type="float">
            <text:p>1,57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07" calcext:value-type="float">
            <text:p>3,60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1572" calcext:value-type="float">
            <text:p>1,5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571" calcext:value-type="float">
            <text:p><text:s/>－57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211" calcext:value-type="float">
            <text:p>1,2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0" calcext:value-type="float">
            <text:p>1,56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624" calcext:value-type="float">
            <text:p>6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49" calcext:value-type="float">
            <text:p><text:s/>－34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825" calcext:value-type="float">
            <text:p>1,8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948" calcext:value-type="float">
            <text:p>948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47" calcext:value-type="float">
            <text:p>2,04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948" calcext:value-type="float">
            <text:p>9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22" calcext:value-type="float">
            <text:p><text:s/>－22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8" calcext:value-type="float">
            <text:p>1,79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591" calcext:value-type="float">
            <text:p>5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55" calcext:value-type="float">
            <text:p><text:s/>－35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250" calcext:value-type="float">
            <text:p>2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8" calcext:value-type="float">
            <text:p><text:s/>－11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341" calcext:value-type="float">
            <text:p>34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38" calcext:value-type="float">
            <text:p>1,038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341" calcext:value-type="float">
            <text:p>34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37" calcext:value-type="float">
            <text:p><text:s/>－23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904" calcext:value-type="float">
            <text:p>1,90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2" calcext:value-type="float">
            <text:p>2,33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809" calcext:value-type="float">
            <text:p>8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28" calcext:value-type="float">
            <text:p><text:s/>－42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3" calcext:value-type="float">
            <text:p>1,05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354" calcext:value-type="float">
            <text:p>3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93" calcext:value-type="float">
            <text:p><text:s/>－19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44" calcext:value-type="float">
            <text:p>1,04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9" calcext:value-type="float">
            <text:p>229</text:p>
          </table:table-cell>
          <table:table-cell table:style-name="ce44" office:value-type="float" office:value="455" calcext:value-type="float">
            <text:p>45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79" calcext:value-type="float">
            <text:p>1,27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455" calcext:value-type="float">
            <text:p>45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235" calcext:value-type="float">
            <text:p><text:s/>－235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6" calcext:value-type="float">
            <text:p>1,68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13" calcext:value-type="float">
            <text:p><text:s/>－3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8" calcext:value-type="float">
            <text:p>228</text:p>
          </table:table-cell>
          <table:table-cell table:style-name="ce43" office:value-type="float" office:value="164" calcext:value-type="float">
            <text:p>16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18" calcext:value-type="float">
            <text:p><text:s/>－11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85" calcext:value-type="float">
            <text:p>78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0" calcext:value-type="float">
            <text:p>98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250" calcext:value-type="float">
            <text:p>25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95" calcext:value-type="float">
            <text:p><text:s/>－19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292" calcext:value-type="float">
            <text:p>2,29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1132" calcext:value-type="float">
            <text:p>1,1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20" calcext:value-type="float">
            <text:p>2,72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1132" calcext:value-type="float">
            <text:p>1,1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428" calcext:value-type="float">
            <text:p><text:s/>－42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17" calcext:value-type="float">
            <text:p>1,0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2" table:style-name="ce43" office:value-type="float" office:value="39" calcext:value-type="float">
            <text:p>39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4" calcext:value-type="float">
            <text:p>1,184</text:p>
          </table:table-cell>
          <table:table-cell table:number-columns-repeated="2" table:style-name="ce43" office:value-type="float" office:value="46" calcext:value-type="float">
            <text:p>4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72" calcext:value-type="float">
            <text:p>4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67" calcext:value-type="float">
            <text:p><text:s/>－16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75" calcext:value-type="float">
            <text:p>1,27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79" calcext:value-type="float">
            <text:p>2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36" calcext:value-type="float">
            <text:p>1,53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365" calcext:value-type="float">
            <text:p>36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261" calcext:value-type="float">
            <text:p><text:s/>－26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62" calcext:value-type="float">
            <text:p><text:s/>－16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4" calcext:value-type="float">
            <text:p><text:s/>－5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85" calcext:value-type="float">
            <text:p>38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93" calcext:value-type="float">
            <text:p>49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08" calcext:value-type="float">
            <text:p><text:s/>－10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55" calcext:value-type="float">
            <text:p>1,65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39" calcext:value-type="float">
            <text:p><text:s/>－13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55" calcext:value-type="float">
            <text:p><text:s/>－5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455" calcext:value-type="float">
            <text:p>45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884" calcext:value-type="float">
            <text:p>88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55" calcext:value-type="float">
            <text:p>45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/>－8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float" office:value="89" calcext:value-type="float">
            <text:p>8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30" calcext:value-type="float">
            <text:p>3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1" calcext:value-type="float">
            <text:p><text:s/>－3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9" calcext:value-type="float">
            <text:p>1,71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90" calcext:value-type="float">
            <text:p>7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2" calcext:value-type="float">
            <text:p><text:s/>－13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8" calcext:value-type="float">
            <text:p>79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57" calcext:value-type="float">
            <text:p>3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95" calcext:value-type="float">
            <text:p><text:s/>－9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84" calcext:value-type="float">
            <text:p>88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1" calcext:value-type="float">
            <text:p>92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33" calcext:value-type="float">
            <text:p>4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54" calcext:value-type="float">
            <text:p>2,15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98" calcext:value-type="float">
            <text:p>2,19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900" calcext:value-type="float">
            <text:p>9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44" calcext:value-type="float">
            <text:p><text:s/>－4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68" calcext:value-type="float">
            <text:p>96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2" table:style-name="ce43" office:value-type="float" office:value="40" calcext:value-type="float">
            <text:p>4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406" calcext:value-type="float">
            <text:p>4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3" calcext:value-type="float">
            <text:p><text:s/>－4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86" calcext:value-type="float">
            <text:p>1,18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1" calcext:value-type="float">
            <text:p>371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87" calcext:value-type="float">
            <text:p>1,18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" calcext:value-type="float">
            <text:p><text:s/>－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02" calcext:value-type="float">
            <text:p>3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74" calcext:value-type="float">
            <text:p><text:s/>－7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97" calcext:value-type="float">
            <text:p>39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8" calcext:value-type="float">
            <text:p><text:s/>－7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23" calcext:value-type="float">
            <text:p>62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189" calcext:value-type="float">
            <text:p>18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844" calcext:value-type="float">
            <text:p>84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95" calcext:value-type="float">
            <text:p>9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88" calcext:value-type="float">
            <text:p>68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42" calcext:value-type="float">
            <text:p>24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156" calcext:value-type="float">
            <text:p>156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2" calcext:value-type="float">
            <text:p>1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74" calcext:value-type="float">
            <text:p>7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82" calcext:value-type="float">
            <text:p>8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69" calcext:value-type="float">
            <text:p>16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93" calcext:value-type="float">
            <text:p>9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5" calcext:value-type="float">
            <text:p>28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4" calcext:value-type="float">
            <text:p>10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76" calcext:value-type="float">
            <text:p>7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9" calcext:value-type="float">
            <text:p><text:s/>－19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6月4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5.xls'#$''.$G$5]"/>
        <table:named-expression table:name="出生" table:base-cell-address="$遷徙.$A$1" table:expression="['file:///D:/123/c62/%E6%96%B0%E8%A1%A8%E8%99%9F02,07~11-%E9%80%A3%E7%B5%90(%E5%85%AC%E5%BC%8F)%E6%AA%94104.5.xls'#$''.$V$14:.$V$34]"/>
        <table:named-expression table:name="月底人口數" table:base-cell-address="$遷徙.$A$1" table:expression="['file:///D:/123/c62/%E6%96%B0%E8%A1%A8%E8%99%9F02,07~11-%E9%80%A3%E7%B5%90(%E5%85%AC%E5%BC%8F)%E6%AA%94104.5.xls'#$''.$AT$14:.$AU$34]"/>
        <table:named-expression table:name="死亡" table:base-cell-address="$遷徙.$A$1" table:expression="['file:///D:/123/c62/%E6%96%B0%E8%A1%A8%E8%99%9F02,07~11-%E9%80%A3%E7%B5%90(%E5%85%AC%E5%BC%8F)%E6%AA%94104.5.xls'#$''.$Y$14:.$Y$34]"/>
        <table:named-expression table:name="結婚" table:base-cell-address="$遷徙.$A$1" table:expression="['file:///D:/123/c62/%E6%96%B0%E8%A1%A8%E8%99%9F02,07~11-%E9%80%A3%E7%B5%90(%E5%85%AC%E5%BC%8F)%E6%AA%94104.5.xls'#$''.$L$14:.$L$34]"/>
        <table:named-expression table:name="鄰數戶數" table:base-cell-address="$遷徙.$A$1" table:expression="['file:///D:/123/c62/%E6%96%B0%E8%A1%A8%E8%99%9F02,07~11-%E9%80%A3%E7%B5%90(%E5%85%AC%E5%BC%8F)%E6%AA%94104.5.xls'#$''.$AQ$14:.$AR$34]"/>
        <table:named-expression table:name="離婚" table:base-cell-address="$遷徙.$A$1" table:expression="['file:///D:/123/c62/%E6%96%B0%E8%A1%A8%E8%99%9F02,07~11-%E9%80%A3%E7%B5%90(%E5%85%AC%E5%BC%8F)%E6%AA%94104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19:26</meta:creation-date>
    <dc:creator>溫麗華</dc:creator>
    <dc:date>2015-06-05T09:20:42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